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awasdee" svg:font-family="Sawasdee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draw:stroke="none" svg:stroke-color="#1c1c1c" draw:fill="solid" draw:fill-color="#e0e0e0" draw:textarea-horizontal-align="justify" draw:textarea-vertical-align="middle" draw:auto-grow-height="false" fo:min-height="0.545cm" fo:min-width="0.304cm"/>
    </style:style>
    <style:style style:name="gr3" style:family="graphic" style:parent-style-name="standard">
      <style:graphic-properties draw:stroke="none" svg:stroke-color="#1c1c1c" draw:fill="solid" draw:fill-color="#e0e0e0" draw:textarea-horizontal-align="justify" draw:textarea-vertical-align="middle" draw:auto-grow-height="false" fo:min-height="0.361cm" fo:min-width="0.119cm"/>
    </style:style>
    <style:style style:name="gr4" style:family="graphic" style:parent-style-name="standard">
      <style:graphic-properties draw:stroke="none" draw:fill="solid" draw:fill-color="#a9f06c" draw:textarea-horizontal-align="justify" draw:textarea-vertical-align="middle" draw:auto-grow-height="false" fo:min-height="1.925cm" fo:min-width="1.709cm"/>
    </style:style>
    <style:style style:name="gr5" style:family="graphic" style:parent-style-name="standard">
      <style:graphic-properties draw:stroke="none" svg:stroke-color="#1c1c1c" draw:fill="solid" draw:fill-color="#e0e0e0" draw:textarea-horizontal-align="justify" draw:textarea-vertical-align="middle" draw:auto-grow-height="false" fo:min-height="0.362cm" fo:min-width="0.119cm"/>
    </style:style>
    <style:style style:name="gr6" style:family="graphic" style:parent-style-name="standard">
      <style:graphic-properties draw:stroke="none" svg:stroke-color="#1c1c1c" draw:fill="solid" draw:fill-color="#e0e0e0" draw:textarea-horizontal-align="justify" draw:textarea-vertical-align="middle" draw:auto-grow-height="false" fo:min-height="0.36cm" fo:min-width="0.118cm"/>
    </style:style>
    <style:style style:name="gr7" style:family="graphic" style:parent-style-name="standard">
      <style:graphic-properties draw:stroke="none" svg:stroke-color="#000000" draw:fill="none" draw:fill-color="#ffffff" fo:min-height="8.233cm"/>
      <style:paragraph-properties style:writing-mode="lr-tb"/>
    </style:style>
    <style:style style:name="P1" style:family="paragraph">
      <loext:graphic-properties draw:fill="solid" draw:fill-color="#e0e0e0"/>
      <style:paragraph-properties fo:text-align="center"/>
    </style:style>
    <style:style style:name="P2" style:family="paragraph">
      <loext:graphic-properties draw:fill="solid" draw:fill-color="#a9f06c"/>
      <style:paragraph-properties fo:text-align="center"/>
    </style:style>
    <style:style style:name="P3" style:family="paragraph">
      <loext:graphic-properties draw:fill="none" draw:fill-color="#ffffff"/>
      <style:text-properties style:font-name="Sawasdee" fo:font-size="132pt" fo:font-weight="normal" style:font-size-asian="132pt" style:font-weight-asian="normal" style:font-size-complex="132pt" style:font-weight-complex="normal"/>
    </style:style>
    <style:style style:name="T1" style:family="text">
      <style:text-properties style:font-name="Sawasdee" fo:font-size="132pt" fo:font-weight="normal" style:font-size-asian="132pt" style:font-weight-asian="normal" style:font-size-complex="1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1.136cm" svg:height="1.123cm" svg:x="5.103cm" svg:y="3.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873cm" svg:height="0.863cm" svg:x="9.561cm" svg:y="3.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.136cm" svg:height="1.123cm" svg:x="11.614cm" svg:y="7.3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3.058cm" svg:height="3.023cm" svg:x="6.284cm" svg:y="6.388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6064.7814910025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1" draw:layer="layout" svg:width="0.873cm" svg:height="0.864cm" svg:x="9.561cm" svg:y="11.3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.136cm" svg:height="1.123cm" svg:x="5.104cm" svg:y="11.2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874cm" svg:height="0.862cm" svg:x="3.05cm" svg:y="7.4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3" draw:layer="layout" svg:width="39.25cm" svg:height="8.483cm" svg:x="14.25cm" svg:y="3.967cm">
          <draw:text-box>
            <text:p><text:span text:style-name="T1">Swagger Autoge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awasdee" svg:font-family="Sawasdee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6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2T12:10:39.790795981</meta:creation-date>
    <dc:date>2023-07-13T22:45:01.116456802</dc:date>
    <meta:editing-duration>PT2H54M48S</meta:editing-duration>
    <meta:editing-cycles>24</meta:editing-cycles>
    <meta:generator>LibreOffice/7.5.4.2$Linux_X86_64 LibreOffice_project/f5df176c80caea84288e6d2ddbbc413e4968a422</meta:generator>
    <meta:document-statistic meta:object-count="9"/>
  </office:meta>
</office:document-meta>
</file>